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officeooo:rsid="001199f5" officeooo:paragraph-rsid="001199f5" style:font-size-asian="14pt" style:font-size-complex="16pt"/>
    </style:style>
    <style:style style:name="P2" style:family="paragraph" style:parent-style-name="Standard">
      <style:paragraph-properties fo:text-align="center" style:justify-single-word="false"/>
      <style:text-properties fo:font-size="14pt" officeooo:rsid="001199f5" officeooo:paragraph-rsid="001199f5" style:font-size-asian="12.25pt" style:font-size-complex="14pt"/>
    </style:style>
    <style:style style:name="P3" style:family="paragraph" style:parent-style-name="Standard">
      <style:paragraph-properties fo:text-align="justify" style:justify-single-word="false"/>
      <style:text-properties fo:font-size="14pt" officeooo:rsid="001199f5" officeooo:paragraph-rsid="001199f5"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Roraima</text:p>
      <text:p text:style-name="P1">Disciplina: Sistemas Operacionais</text:p>
      <text:p text:style-name="P1"/>
      <text:p text:style-name="P1"/>
      <text:p text:style-name="P1">Aluno: Joshua Kook Ho Pereira</text:p>
      <text:p text:style-name="P1">Algoritmo do banqueiro</text:p>
      <text:p text:style-name="P1"/>
      <text:p text:style-name="P1"/>
      <text:p text:style-name="P3"><text:tab/>Algoritmo utilizado para evitar impasses relativos à alocação de recursos. No algoritmo temos duas aplicações: para um único recurso ou para múltiplos recursos.</text:p>
      <text:p text:style-name="P3"/>
      <text:p text:style-name="P3">Único recursos</text:p>
      <text:p text:style-name="P3"><text:tab/>Temos uma matriz de N processos com as colunas: </text:p>
      <text:p text:style-name="P3"/>
      <text:p text:style-name="P2">[ processo | recursos alocados | recursos necessários ]</text:p>
      <text:p text:style-name="P2"/>
      <text:p text:style-name="P3"><text:tab/>Cada processo (cliente) pode precisar de mais recursos (créditos) para finalizar sua tarefa, então ele faz uma requisição de recursos para o SO (banqueiro). O SO terá uma quantia do recurso disponível, e seu papel é distruibuí-los para os processos. Entretanto, o SO precisa distribuir ou negar estes recursos de modo que não ocorra um deadlock. Para isso, ele irá verificar qual processo pode ter seus recursos necessários satisfeitos, onde irá então distribuir para tal processo. </text:p>
      <text:p text:style-name="P3"><text:tab/>Ao termino do processo, o SO recupera todos os recursos do processo (tanto os que lhe foram distribuidos quanto os que ele já tinha alocado), e então procura pelo próximo processo a ser satisfeito. Isso se repetirá até que todos os processos terminem de executar. Caso seja possível satisfazer todos os processos, então teremos uma [situação segura]. Caso não seja possível alocar recursos de modo a satisfazer nenhum processo, teremos uma [situação insegura].</text:p>
      <text:p text:style-name="P3"/>
      <text:p text:style-name="P3">Múltiplos recursos:</text:p>
      <text:p text:style-name="P3"><text:tab/>Similar ao anterior, entretanto agora cada processo irá necessitar de mais de um tipo de recurso: </text:p>
      <text:p text:style-name="P3"/>
      <text:p text:style-name="P2"><text:s/>[processo | recurso A | recurso B | recurso C] </text:p>
      <text:p text:style-name="P2"/>
      <text:p text:style-name="P3"><text:tab/>Teremos 2 matrizes desse modelo: uma que irá mapear os recursos que já estão <text:s/>alocados e outra que mapeia os recursos necessários. Os recursos disponíveis no SO será agora um vetor que representa os respectivos recursos [A, B, C]. O SO irá agora verificar o processo o qual ele consiga satisfazer todos os recursos necessários ao mesmo tempo, ou seja, [recurso necessário A, B, C] &gt; [recurso disponível A, B, C], respectivamente. </text:p>
      <text:p text:style-name="P3"><text:tab/>Como no caso de únicos recursos, caso não seja possível satisfazer nenhum processo, teremos uma [situação insegura], caso seja possível satisfazer todos os processos, teremos uma [situação seg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3T08:47:43.864568756</meta:creation-date>
    <dc:date>2019-05-23T08:56:33.048184409</dc:date>
    <meta:editing-duration>PT8M50S</meta:editing-duration>
    <meta:editing-cycles>1</meta:editing-cycles>
    <meta:document-statistic meta:table-count="0" meta:image-count="0" meta:object-count="0" meta:page-count="1" meta:paragraph-count="15" meta:word-count="335" meta:character-count="2133" meta:non-whitespace-character-count="1799"/>
    <meta:generator>LibreOffice/6.0.7.3$Linux_X86_64 LibreOffice_project/00m0$Build-3</meta:generator>
  </office:meta>
</office:document-meta>
</file>